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co10" style:family="table-column">
      <style:table-column-properties fo:break-before="auto" style:column-width="63.09mm"/>
    </style:style>
    <style:style style:name="co11" style:family="table-column">
      <style:table-column-properties fo:break-before="auto" style:column-width="15.63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61.15mm"/>
    </style:style>
    <style:style style:name="co14" style:family="table-column">
      <style:table-column-properties fo:break-before="auto" style:column-width="86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ackground-color="#fff1f1" style:text-align-source="fix" style:repeat-content="false" fo:border="0.74pt solid #000000"/>
      <style:paragraph-properties fo:text-align="end" fo:margin-left="0mm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10" style:family="table-cell" style:parent-style-name="Default" style:data-style-name="N0">
      <style:table-cell-properties fo:background-color="#eefe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23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table:style-name="ce23"/>
          <table:table-cell table:style-name="ce29" office:value-type="string" calcext:value-type="string">
            <text:p>CHEQUE N° 6566036 -3000</text:p>
          </table:table-cell>
          <table:table-cell table:style-name="ce40"/>
          <table:table-cell table:number-columns-repeated="2"/>
          <table:table-cell office:value-type="string" calcext:value-type="string">
            <text:p>Développement application</text:p>
          </table:table-cell>
        </table:table-row>
        <table:table-row table:style-name="ro1">
          <table:table-cell table:style-name="ce28" office:value-type="date" office:date-value="2019-01-23" calcext:value-type="date">
            <text:p>23/01/19</text:p>
          </table:table-cell>
          <table:table-cell table:style-name="ce8" office:value-type="string" calcext:value-type="string">
            <text:p>Virement de Christian Renoulin</text:p>
          </table:table-cell>
          <table:table-cell table:style-name="ce10" office:value-type="float" office:value="540" calcext:value-type="float">
            <text:p>540</text:p>
          </table:table-cell>
          <table:table-cell table:style-name="ce28"/>
          <table:table-cell table:style-name="ce41" office:value-type="string" calcext:value-type="string">
            <text:p>Achats de marchandises</text:p>
          </table:table-cell>
          <table:table-cell table:style-name="ce28" office:value-type="string" calcext:value-type="string">
            <text:p>Annulation 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2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2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2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2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3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33])" office:value-type="float" office:value="3408.33" calcext:value-type="float">
            <text:p>3408,33</text:p>
          </table:table-cell>
          <table:table-cell table:style-name="ce39" table:formula="of:=SUM([.D1:.D33])" office:value-type="float" office:value="-2459.41" calcext:value-type="float">
            <text:p>-2459,4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4]+[.D34]" office:value-type="float" office:value="1911.38" calcext:value-type="float">
            <text:p>1911,38</text:p>
          </table:table-cell>
        </table:table-row>
      </table:table>
      <table:table table:name="Débits" table:style-name="ta1">
        <table:shapes>
          <draw:frame draw:z-index="0" draw:style-name="gr1" draw:text-style-name="P1" svg:width="186.91mm" svg:height="105.13mm" svg:x="75.98mm" svg:y="8.12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9"/>
        <table:table-column table:style-name="co8" table:default-cell-style-name="ce30"/>
        <table:table-row table:style-name="ro1">
          <table:table-cell table:style-name="ce17" office:value-type="string" calcext:value-type="string">
            <text:p>Qualification</text:p>
          </table:table-cell>
          <table:table-cell table:style-name="ce21" office:value-type="string" calcext:value-type="string">
            <text:p>Sum - Débit (€)</text:p>
          </table:table-cell>
        </table:table-row>
        <table:table-row table:style-name="ro1">
          <table:table-cell table:style-name="ce18" office:value-type="string" calcext:value-type="string">
            <text:p>Achats d'études et prestations de services</text:p>
          </table:table-cell>
          <table:table-cell table:style-name="ce24"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Achats de marchandises</text:p>
          </table:table-cell>
          <table:table-cell office:value-type="float" office:value="-1354.2" calcext:value-type="float">
            <text:p>-1354,2</text:p>
          </table:table-cell>
        </table:table-row>
        <table:table-row table:style-name="ro1">
          <table:table-cell office:value-type="string" calcext:value-type="string">
            <text:p>Achats non stockés de matières et fournitures</text:p>
          </table:table-cell>
          <table:table-cell office:value-type="float" office:value="-514.83" calcext:value-type="float">
            <text:p>-514,83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Communication</text:p>
          </table:table-cell>
          <table:table-cell office:value-type="float" office:value="-101.94" calcext:value-type="float">
            <text:p>-101,94</text:p>
          </table:table-cell>
        </table:table-row>
        <table:table-row table:style-name="ro1"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float" office:value="-143.83" calcext:value-type="float">
            <text:p>-143,83</text:p>
          </table:table-cell>
        </table:table-row>
        <table:table-row table:style-name="ro1">
          <table:table-cell office:value-type="string" calcext:value-type="string">
            <text:p>Cotisation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Frais bancaire</text:p>
          </table:table-cell>
          <table:table-cell office:value-type="float" office:value="-67.5" calcext:value-type="float">
            <text:p>-67,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 table:style-name="ce34" office:value-type="float" office:value="-80.11" calcext:value-type="float">
            <text:p>-80,11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35" office:value-type="float" office:value="-2459.41" calcext:value-type="float">
            <text:p>-2459,41</text:p>
          </table:table-cell>
        </table:table-row>
      </table:table>
      <table:table table:name="Crédits" table:style-name="ta1">
        <table:shapes>
          <draw:frame draw:z-index="0" draw:style-name="gr1" draw:text-style-name="P1" svg:width="159.99mm" svg:height="89.95mm" svg:x="91.18mm" svg:y="14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9"/>
        <table:table-column table:style-name="co9" table:default-cell-style-name="ce30"/>
        <table:table-row table:style-name="ro1">
          <table:table-cell table:style-name="ce17" office:value-type="string" calcext:value-type="string">
            <text:p>Qualification</text:p>
          </table:table-cell>
          <table:table-cell table:style-name="ce21" office:value-type="string" calcext:value-type="string">
            <text:p>Sum - Crédit (€)</text:p>
          </table:table-cell>
        </table:table-row>
        <table:table-row table:style-name="ro1">
          <table:table-cell table:style-name="ce18" office:value-type="string" calcext:value-type="string">
            <text:p>Cotisation Adhérents</text:p>
          </table:table-cell>
          <table:table-cell table:style-name="ce24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demnités Kilométriques</text:p>
          </table:table-cell>
          <table:table-cell/>
        </table:table-row>
        <table:table-row table:style-name="ro1">
          <table:table-cell office:value-type="string" calcext:value-type="string">
            <text:p>Nantes Métropole</text:p>
          </table:table-cell>
          <table:table-cell office:value-type="float" office:value="833.33" calcext:value-type="float">
            <text:p>833,33</text:p>
          </table:table-cell>
        </table:table-row>
        <table:table-row table:style-name="ro1">
          <table:table-cell office:value-type="string" calcext:value-type="string">
            <text:p>Prestation de service</text:p>
          </table:table-cell>
          <table:table-cell table:style-name="ce34" office:value-type="float" office:value="2000" calcext:value-type="float">
            <text:p>2000</text:p>
          </table:table-cell>
        </table:table-row>
        <table:table-row table:style-name="ro1">
          <table:table-cell table:style-name="ce20" office:value-type="string" calcext:value-type="string">
            <text:p>Total Result</text:p>
          </table:table-cell>
          <table:table-cell table:style-name="ce35" office:value-type="float" office:value="2868.33" calcext:value-type="float">
            <text:p>2868,33</text:p>
          </table:table-cell>
        </table:table-row>
      </table:table>
      <table:table table:name="Synthèse" table:style-name="ta1" table:print-ranges="Synthèse.A1:Synthèse.F34">
        <office:forms form:automatic-focus="false" form:apply-design-mode="false"/>
        <table:table-column table:style-name="co1" table:default-cell-style-name="ce4"/>
        <table:table-column table:style-name="co10" table:default-cell-style-name="ce23"/>
        <table:table-column table:style-name="co11" table:default-cell-style-name="ce23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row table:style-name="ro1">
          <table:table-cell table:style-name="ce48" office:value-type="string" calcext:value-type="string" table:number-columns-spanned="6" table:number-rows-spanned="1">
            <text:p>Synthèse comptes 2018</text:p>
          </table:table-cell>
          <table:covered-table-cell table:number-columns-repeated="5" table:style-name="Default"/>
        </table:table-row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office:value-type="date" office:date-value="2019-03-28" calcext:value-type="date">
            <text:p>28/03/19</text:p>
          </table:table-cell>
          <table:table-cell office:value-type="string" calcext:value-type="string">
            <text:p>CHEQUE N 8761003</text:p>
          </table:table-cell>
          <table:table-cell/>
          <table:table-cell office:value-type="float" office:value="-80.11" calcext:value-type="float">
            <text:p>-80,11</text:p>
          </table:table-cell>
          <table:table-cell office:value-type="string" calcext:value-type="string">
            <text:p>Indemnités Kilométriques</text:p>
          </table:table-cell>
          <table:table-cell office:value-type="string" calcext:value-type="string">
            <text:p>Iks 2018 Christian</text:p>
          </table:table-cell>
        </table:table-row>
        <table:table-row table:style-name="ro1">
          <table:table-cell office:value-type="string" calcext:value-type="string">
            <text:p>18/01/2019</text:p>
          </table:table-cell>
          <table:table-cell office:value-type="string" calcext:value-type="string">
            <text:p>CHEQUE N° 8761001 <text:s text:c="14"/></text:p>
          </table:table-cell>
          <table:table-cell/>
          <table:table-cell office:value-type="float" office:value="-274.2" calcext:value-type="float">
            <text:p>-274,2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Impression jeu de cart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40 <text:s text:c="14"/></text:p>
          </table:table-cell>
          <table:table-cell/>
          <table:table-cell office:value-type="float" office:value="-407.99" calcext:value-type="float">
            <text:p>-407,99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8 <text:s text:c="14"/></text:p>
          </table:table-cell>
          <table:table-cell/>
          <table:table-cell office:value-type="float" office:value="-120" calcext:value-type="float">
            <text:p>-120</text:p>
          </table:table-cell>
          <table:table-cell office:value-type="string" calcext:value-type="string">
            <text:p>Achats d'études et prestations de services</text:p>
          </table:table-cell>
          <table:table-cell office:value-type="string" calcext:value-type="string">
            <text:p>Css Coreparation44 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9 <text:s text:c="14"/></text:p>
          </table:table-cell>
          <table:table-cell/>
          <table:table-cell office:value-type="float" office:value="-106.84" calcext:value-type="float">
            <text:p>-106,84</text:p>
          </table:table-cell>
          <table:table-cell office:value-type="string" calcext:value-type="string">
            <text:p>Achats non stockés de matières et fournitures</text:p>
          </table:table-cell>
          <table:table-cell office:value-type="string" calcext:value-type="string">
            <text:p>Boitier protection tablettes pour appli Nantes Métropole</text:p>
          </table:table-cell>
        </table:table-row>
        <table:table-row table:style-name="ro1">
          <table:table-cell office:value-type="string" calcext:value-type="string">
            <text:p>16/01/2019</text:p>
          </table:table-cell>
          <table:table-cell office:value-type="string" calcext:value-type="string">
            <text:p>CHEQUE N° 6566037 <text:s text:c="14"/></text:p>
          </table:table-cell>
          <table:table-cell/>
          <table:table-cell office:value-type="float" office:value="-16.78" calcext:value-type="float">
            <text:p>-16,78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s VracANantes et ZeroDechetANantes</text:p>
          </table:table-cell>
        </table:table-row>
        <table:table-row table:style-name="ro1">
          <table:table-cell office:value-type="string" calcext:value-type="string">
            <text:p>03/01/2019</text:p>
          </table:table-cell>
          <table:table-cell office:value-type="string" calcext:value-type="string">
            <text:p>Cotisation Adispo Asso Classic 13,50 EUR TVA= 0,00 %- MT HT=13,50EUR <text:s text:c="32"/></text:p>
          </table:table-cell>
          <table:table-cell office:value-type="string" calcext:value-type="string">
            <text:p><text:s/></text:p>
          </table:table-cell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string" calcext:value-type="string">
            <text:p>20/12/2018</text:p>
          </table:table-cell>
          <table:table-cell table:style-name="ce28" office:value-type="string" calcext:value-type="string">
            <text:p>VIREMENT DE TRESORERIE NANTES MU IPALE 160440190100002018-12-1844348 F.2018-07-04/12/2018ENRICHISSEME</text:p>
          </table:table-cell>
          <table:table-cell table:style-name="ce10" office:value-type="float" office:value="2000" calcext:value-type="float">
            <text:p>2000</text:p>
          </table:table-cell>
          <table:table-cell table:style-name="ce28"/>
          <table:table-cell table:style-name="ce41" office:value-type="string" calcext:value-type="string">
            <text:p>Prestation de service</text:p>
          </table:table-cell>
          <table:table-cell table:style-name="ce28" office:value-type="string" calcext:value-type="string">
            <text:p>Prestation CartoQuartie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1 <text:s text:c="14"/></text:p>
          </table:table-cell>
          <table:table-cell/>
          <table:table-cell office:value-type="float" office:value="-99" calcext:value-type="float">
            <text:p>-9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roits AppleStore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3 <text:s text:c="14"/></text:p>
          </table:table-cell>
          <table:table-cell/>
          <table:table-cell office:value-type="float" office:value="-21.46" calcext:value-type="float">
            <text:p>-21,46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fr</text:p>
          </table:table-cell>
        </table:table-row>
        <table:table-row table:style-name="ro1">
          <table:table-cell office:value-type="string" calcext:value-type="string">
            <text:p>04/10/2018</text:p>
          </table:table-cell>
          <table:table-cell office:value-type="string" calcext:value-type="string">
            <text:p>CHEQUE N° 6566032 <text:s text:c="14"/></text:p>
          </table:table-cell>
          <table:table-cell/>
          <table:table-cell office:value-type="float" office:value="-6.59" calcext:value-type="float">
            <text:p>-6,59</text:p>
          </table:table-cell>
          <table:table-cell office:value-type="string" calcext:value-type="string">
            <text:p>Concessions et droits similaires, brevets, licences, marques, procédés, logiciels, droits et valeurs similaires</text:p>
          </table:table-cell>
          <table:table-cell office:value-type="string" calcext:value-type="string">
            <text:p>Domaine Et Hebergement Coreparation</text:p>
          </table:table-cell>
        </table:table-row>
        <table:table-row table:style-name="ro1">
          <table:table-cell office:value-type="string" calcext:value-type="string">
            <text:p>02/10/2018</text:p>
          </table:table-cell>
          <table:table-cell office:value-type="string" calcext:value-type="string">
            <text:p>Cotisation Adispo Asso Classic</text:p>
          </table:table-cell>
          <table:table-cell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office:value-type="string" calcext:value-type="string">
            <text:p>01/10/2018</text:p>
          </table:table-cell>
          <table:table-cell office:value-type="string" calcext:value-type="string">
            <text:p>CHEQUE N° 6566034 <text:s text:c="14"/></text:p>
          </table:table-cell>
          <table:table-cell/>
          <table:table-cell office:value-type="float" office:value="-540" calcext:value-type="float">
            <text:p>-54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nception jeu de carte</text:p>
          </table:table-cell>
        </table:table-row>
        <table:table-row table:style-name="ro1">
          <table:table-cell office:value-type="string" calcext:value-type="string">
            <text:p>07/09/2018</text:p>
          </table:table-cell>
          <table:table-cell table:style-name="ce29" office:value-type="string" calcext:value-type="string">
            <text:p>CHEQUE N° 6566029 <text:s text:c="14"/></text:p>
          </table:table-cell>
          <table:table-cell table:style-name="ce40"/>
          <table:table-cell office:value-type="float" office:value="-27" calcext:value-type="float">
            <text:p>-27</text:p>
          </table:table-cell>
          <table:table-cell table:number-columns-repeated="2" office:value-type="string" calcext:value-type="string">
            <text:p>Cadeau</text:p>
          </table:table-cell>
        </table:table-row>
        <table:table-row table:style-name="ro1">
          <table:table-cell table:style-name="ce28" office:value-type="date" office:date-value="2018-08-09" calcext:value-type="date">
            <text:p>09/08/18</text:p>
          </table:table-cell>
          <table:table-cell table:style-name="ce31" office:value-type="string" calcext:value-type="string">
            <text:p>VIREMENT DE TRESORERIE NANTES MU IPALE <text:s text:c="27"/>160440190844002018-08-0729134 <text:s text:c="3"/>F.2018-01-1-12 01 2018GLB - FOUR</text:p>
          </table:table-cell>
          <table:table-cell table:style-name="ce41" office:value-type="float" office:value="833.33" calcext:value-type="float">
            <text:p>833,33</text:p>
          </table:table-cell>
          <table:table-cell table:style-name="ce41"/>
          <table:table-cell table:style-name="ce41" office:value-type="string" calcext:value-type="string">
            <text:p>Nantes Métropole</text:p>
          </table:table-cell>
          <table:table-cell table:style-name="ce41" office:value-type="string" calcext:value-type="string">
            <text:p>Mise à disposition de données</text:p>
          </table:table-cell>
        </table:table-row>
        <table:table-row table:style-name="ro1">
          <table:table-cell table:style-name="Default" office:value-type="float" office:value="43307" calcext:value-type="float">
            <text:p>43307</text:p>
          </table:table-cell>
          <table:table-cell table:style-name="ce29" office:value-type="string" calcext:value-type="string">
            <text:p>CHEQUE N° 6566030</text:p>
          </table:table-cell>
          <table:table-cell table:style-name="ce40"/>
          <table:table-cell office:value-type="float" office:value="-18.06" calcext:value-type="float">
            <text:p>-18,06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Affiche Vrac à Nantes</text:p>
          </table:table-cell>
        </table:table-row>
        <table:table-row table:style-name="ro1">
          <table:table-cell table:style-name="ce23" office:value-type="date" office:date-value="2018-07-03" calcext:value-type="date">
            <text:p>03/07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/>
        </table:table-row>
        <table:table-row table:style-name="ro1">
          <table:table-cell table:style-name="ce28" office:value-type="date" office:date-value="2018-06-07" calcext:value-type="date">
            <text:p>07/06/18</text:p>
          </table:table-cell>
          <table:table-cell table:style-name="ce31" office:value-type="string" calcext:value-type="string">
            <text:p>REMISE DE CHEQUES DU 06/06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?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HEQUE N° 6566026</text:p>
          </table:table-cell>
          <table:table-cell table:style-name="ce40"/>
          <table:table-cell office:value-type="float" office:value="-20" calcext:value-type="float">
            <text:p>-2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ce28" office:value-type="date" office:date-value="2018-03-30" calcext:value-type="date">
            <text:p>30/03/18</text:p>
          </table:table-cell>
          <table:table-cell table:style-name="ce29" office:value-type="string" calcext:value-type="string">
            <text:p>REMISE DE CHEQUES DU 29/03/2018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table:style-name="ce29" office:value-type="string" calcext:value-type="string">
            <text:p>CHEQUE N° 6566028</text:p>
          </table:table-cell>
          <table:table-cell table:style-name="ce40"/>
          <table:table-cell office:value-type="float" office:value="-83.88" calcext:value-type="float">
            <text:p>-83,88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table:style-name="ce29" office:value-type="string" calcext:value-type="string">
            <text:p>CHEQUE N° 6566027</text:p>
          </table:table-cell>
          <table:table-cell table:style-name="ce40"/>
          <table:table-cell office:value-type="float" office:value="-30" calcext:value-type="float">
            <text:p>-30</text:p>
          </table:table-cell>
          <table:table-cell office:value-type="string" calcext:value-type="string">
            <text:p>Cotisation</text:p>
          </table:table-cell>
          <table:table-cell office:value-type="string" calcext:value-type="string">
            <text:p>Ecopôle</text:p>
          </table:table-cell>
        </table:table-row>
        <table:table-row table:style-name="ro1">
          <table:table-cell table:style-name="ce28"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VIREMENT DE MLE VANESSA VIAVANT <text:s/>VU80442H51S3HD01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Vanessa</text:p>
          </table:table-cell>
        </table:table-row>
        <table:table-row table:style-name="ro1">
          <table:table-cell table:style-name="ce28"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VIREMENT DE MR <text:s text:c="3"/>WEBER OU ME CA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Matthieu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VIREMENT DE MR JAURY ANTOINE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Antoine</text:p>
          </table:table-cell>
        </table:table-row>
        <table:table-row table:style-name="ro1">
          <table:table-cell table:style-name="ce28"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Robin</text:p>
          </table:table-cell>
        </table:table-row>
        <table:table-row table:style-name="ro1">
          <table:table-cell table:style-name="ce28"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M RENOULIN CHRISTIAN</text:p>
          </table:table-cell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string" calcext:value-type="string">
            <text:p>Cotisation Adhérents</text:p>
          </table:table-cell>
          <table:table-cell table:style-name="ce41"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table:style-name="ce29" office:value-type="string" calcext:value-type="string">
            <text:p>Cotisation Adispo Asso Classic</text:p>
          </table:table-cell>
          <table:table-cell table:style-name="ce40"/>
          <table:table-cell office:value-type="float" office:value="-13.5" calcext:value-type="float">
            <text:p>-13,5</text:p>
          </table:table-cell>
          <table:table-cell office:value-type="string" calcext:value-type="string">
            <text:p>Frais bancaire</text:p>
          </table:table-cell>
          <table:table-cell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3:.C31])" office:value-type="float" office:value="2868.33" calcext:value-type="float">
            <text:p>2868,33</text:p>
          </table:table-cell>
          <table:table-cell table:style-name="ce39" table:formula="of:=SUM([.D3:.D31])" office:value-type="float" office:value="-1919.41" calcext:value-type="float">
            <text:p>-1919,41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32]+[.D32]" office:value-type="float" office:value="1911.38" calcext:value-type="float">
            <text:p>1911,38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6" table:buttons="Crédits.A1" table:show-filter-button="false" table:drill-down-on-double-click="false">
          <table:source-cell-range table:cell-range-address="'Lignes bancaires'.A1:'Lignes bancaires'.F33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false" table:show-details="true"/>
                <table:data-pilot-member table:name="Cotisation Adhérents" table:display="true" table:show-details="true"/>
                <table:data-pilot-member table:name="Communication" table:display="false" table:show-details="true"/>
                <table:data-pilot-member table:name="Frais bancaire" table:display="false" table:show-details="true"/>
                <table:data-pilot-member table:name="Achats d'études et prestations de services" table:display="false" table:show-details="true"/>
                <table:data-pilot-member table:name="Achats de marchandises" table:display="false" table:show-details="true"/>
                <table:data-pilot-member table:name="Achats non stockés de matières et fournitures" table:display="false" table:show-details="true"/>
                <table:data-pilot-member table:name="Cadeau" table:display="false" table:show-details="true"/>
                <table:data-pilot-member table:name="Concessions et droits similaires, brevets, licences, marques, procédés, logiciels, droits et valeurs similaires" table:display="false" table:show-details="true"/>
                <table:data-pilot-member table:name="Nantes Métropole" table:display="true" table:show-details="true"/>
                <table:data-pilot-member table:name="Prestation de servic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  <table:data-pilot-member table:name="540" table:display="true" table:show-details="true"/>
                <table:data-pilot-member table:name="833,33" table:display="true" table:show-details="true"/>
                <table:data-pilot-member table:name="2000" table:display="true" table:show-details="true"/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11" table:buttons="Débits.A1" table:show-filter-button="false" table:drill-down-on-double-click="false">
          <table:source-cell-range table:cell-range-address="'Lignes bancaires'.A1:'Lignes bancaires'.F33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Cotisation" table:display="true" table:show-details="true"/>
                <table:data-pilot-member table:name="Cotisation Adhérents" table:display="false" table:show-details="true"/>
                <table:data-pilot-member table:name="Communication" table:display="true" table:show-details="true"/>
                <table:data-pilot-member table:name="Frais bancaire" table:display="true" table:show-details="true"/>
                <table:data-pilot-member table:name="Nantes Métropole" table:display="false" table:show-details="true"/>
                <table:data-pilot-member table:name="Achats d'études et prestations de services" table:display="true" table:show-details="true"/>
                <table:data-pilot-member table:name="Achats de marchandises" table:display="true" table:show-details="true"/>
                <table:data-pilot-member table:name="Achats non stockés de matières et fournitures" table:display="true" table:show-details="true"/>
                <table:data-pilot-member table:name="Cadeau" table:display="true" table:show-details="true"/>
                <table:data-pilot-member table:name="Concessions et droits similaires, brevets, licences, marques, procédés, logiciels, droits et valeurs similaires" table:display="true" table:show-details="true"/>
                <table:data-pilot-member table:name="Prestation de service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  <table:data-pilot-member table:name="-18,06" table:display="true" table:show-details="true"/>
                <table:data-pilot-member table:name="-540" table:display="true" table:show-details="true"/>
                <table:data-pilot-member table:name="-407,99" table:display="true" table:show-details="true"/>
                <table:data-pilot-member table:name="-274,2" table:display="true" table:show-details="true"/>
                <table:data-pilot-member table:name="-120" table:display="true" table:show-details="true"/>
                <table:data-pilot-member table:name="-106,84" table:display="true" table:show-details="true"/>
                <table:data-pilot-member table:name="-99" table:display="true" table:show-details="true"/>
                <table:data-pilot-member table:name="-27" table:display="true" table:show-details="true"/>
                <table:data-pilot-member table:name="-21,46" table:display="true" table:show-details="true"/>
                <table:data-pilot-member table:name="-16,78" table:display="true" table:show-details="true"/>
                <table:data-pilot-member table:name="-6,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3:39:31.242504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9-08-08T13:40:23.499761719</dc:date>
    <meta:editing-duration>PT3H44M58S</meta:editing-duration>
    <meta:editing-cycles>40</meta:editing-cycles>
    <meta:generator>LibreOffice/5.4.4.2$MacOSX_X86_64 LibreOffice_project/2524958677847fb3bb44820e40380acbe820f960</meta:generator>
    <meta:document-statistic meta:table-count="4" meta:cell-count="3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37cm" svg:y="2.949cm" style:legend-expansion="high" chart:style-name="ch2"/>
        <chart:plot-area chart:style-name="ch3" table:cell-range-address="PivotChart" chart:data-source-has-labels="column" svg:x="0.32cm" svg:y="0.179cm" svg:width="11.297cm" svg:height="7.738cm">
          <chartooo:coordinate-region svg:x="2.1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Nantes Métropole</text:p>
              </table:table-cell>
              <table:table-cell office:value-type="float" office:value="833.33">
                <text:p>833.33</text:p>
              </table:table-cell>
            </table:table-row>
            <table:table-row>
              <table:table-cell office:value-type="string">
                <text:p>Prestation de service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92cm" svg:height="10.514cm" xlink:href=".." xlink:type="simple" loext:data-pilot-source="DataPilot2" chart:class="chart:circle" chart:style-name="ch1">
        <chart:legend chart:legend-position="end" svg:x="6.405cm" svg:y="2.984cm" style:legend-expansion="high" chart:style-name="ch2"/>
        <chart:plot-area chart:style-name="ch3" table:cell-range-address="PivotChart" chart:data-source-has-labels="column" svg:x="0.373cm" svg:y="0.21cm" svg:width="5.659cm" svg:height="9.194cm">
          <chartooo:coordinate-region svg:x="0.373cm" svg:y="1.978cm" svg:width="5.659cm" svg:height="5.65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hats d'études et prestations de services</text:p>
                <draw:g>
                  <svg:desc>PT@categories</svg:desc>
                </draw:g>
              </table:table-cell>
              <table:table-cell office:value-type="float" office:value="-120">
                <text:p>-120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Achats de marchandises</text:p>
              </table:table-cell>
              <table:table-cell office:value-type="float" office:value="-1354.2">
                <text:p>-1354.2</text:p>
              </table:table-cell>
            </table:table-row>
            <table:table-row>
              <table:table-cell office:value-type="string">
                <text:p>Achats non stockés de matières et fournitures</text:p>
              </table:table-cell>
              <table:table-cell office:value-type="float" office:value="-514.83">
                <text:p>-514.83</text:p>
              </table:table-cell>
            </table:table-row>
            <table:table-row>
              <table:table-cell office:value-type="string">
                <text:p>Cadeau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-101.94">
                <text:p>-101.94</text:p>
              </table:table-cell>
            </table:table-row>
            <table:table-row>
              <table:table-cell office:value-type="string">
                <text:p>Concessions et droits similaires, brevets, licences, marques, procédés, logiciels, droits et valeurs similaires</text:p>
              </table:table-cell>
              <table:table-cell office:value-type="float" office:value="-143.83">
                <text:p>-143.83</text:p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67.5">
                <text:p>-67.5</text:p>
              </table:table-cell>
            </table:table-row>
            <table:table-row>
              <table:table-cell office:value-type="string">
                <text:p>Indemnités Kilométriques</text:p>
              </table:table-cell>
              <table:table-cell office:value-type="float" office:value="-80.11">
                <text:p>-80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